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f77b6" officeooo:paragraph-rsid="001f77b6"/>
    </style:style>
    <style:style style:name="P2" style:family="paragraph" style:parent-style-name="Text_20_body">
      <style:text-properties officeooo:rsid="001f77b6" officeooo:paragraph-rsid="001f77b6"/>
    </style:style>
    <style:style style:name="P3" style:family="paragraph" style:parent-style-name="Text_20_body">
      <style:text-properties officeooo:rsid="001fd452" officeooo:paragraph-rsid="001fd4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452" style:font-weight-asian="bold" style:font-weight-complex="bold"/>
    </style:style>
    <style:style style:name="T3" style:family="text">
      <style:text-properties officeooo:rsid="001fd452"/>
    </style:style>
    <style:style style:name="T4" style:family="text">
      <style:text-properties officeooo:rsid="001ff53f"/>
    </style:style>
    <style:style style:name="T5" style:family="text">
      <style:text-properties officeooo:rsid="00212528"/>
    </style:style>
    <style:style style:name="T6" style:family="text">
      <style:text-properties officeooo:rsid="002223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borationsdata</text:h>
      <text:p text:style-name="P2"><text:span text:style-name="T1">Namn:</text:span> Thomas Nordenmark<text:line-break/><text:span text:style-name="T1">LoginID:</text:span> thno1200<text:line-break/><text:span text:style-name="T1">Lab </text:span><text:span text:style-name="T2">nr</text:span><text:span text:style-name="T1">: </text:span>1<text:line-break/><text:span text:style-name="T1">Datum:</text:span> 2013-11-05<text:line-break/><text:span text:style-name="T1">Utvecklingsmiljö:</text:span> <text:span text:style-name="T3">Arch Linux x64, VIM</text:span> 7.4, G<text:span text:style-name="T3">CC</text:span> 4.8.2<text:line-break/><text:span text:style-name="T1">Kompilatorflaggor:</text:span> g++ -W -Wall -Wextra -pedantic -ansi -std=c++98</text:p>
      <text:p text:style-name="P1"/>
      <text:h text:style-name="Heading_20_1" text:outline-level="1">Filer</text:h>
      <text:p text:style-name="P3">lab1_upg1.cpp<text:line-break/>lab1_upg2.cpp</text:p>
      <text:p text:style-name="P1"/>
      <text:h text:style-name="Heading_20_1" text:outline-level="1">Slutsatser och kommentarer</text:h>
      <text:p text:style-name="P3">Väldigt grundläggande C++ om man sysslat med det förut <text:span text:style-name="T5">och </text:span>jag har inte stött på några egentliga problem <text:span text:style-name="T5">att kommentera</text:span>. <text:span text:style-name="T6">Vad gäller redovisning av felsökningen i uppgift 2 har jag inkluderat dem som kommentarer i källkodsfilen lab1_upg2.cpp.</text:span></text:p>
      <text:p text:style-name="P3">Jag är inte säker på att man får inkludera &lt;iomanip&gt; och använda sig av setprecision och setw, dock är det ett mer korrekt sätt att manipulera strömmar <text:span text:style-name="T4">till skillnad mot </text:span>att <text:span text:style-name="T4">t.ex. </text:span>använda C-output med print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1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Nordenmark</meta:initial-creator>
    <meta:creation-date>2013-11-05T16:25:21.528950812</meta:creation-date>
    <dc:date>2013-11-05T16:41:13.766519711</dc:date>
    <dc:creator>Thomas Nordenmark</dc:creator>
    <meta:editing-duration>PT11M55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1" meta:paragraph-count="7" meta:word-count="106" meta:character-count="711" meta:non-whitespace-character-count="612"/>
  </office:meta>
</office:document-meta>
</file>